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udys" style:master-page-name="MP0" style:family="paragraph">
      <style:paragraph-properties fo:break-before="page" fo:text-align="center"/>
      <style:text-properties fo:font-weight="bold" style:font-weight-asian="bold" style:font-weight-complex="bold" fo:font-size="48pt" style:font-size-asian="48pt" style:font-size-complex="48pt" style:text-underline-type="single" style:text-underline-style="solid" style:text-underline-width="auto" style:text-underline-mode="continuous"/>
    </style:style>
    <style:style style:name="P2" style:parent-style-name="Studys" style:family="paragraph">
      <style:paragraph-properties fo:text-align="start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3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4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5" style:parent-style-name="Studys" style:family="paragraph">
      <style:paragraph-properties fo:text-align="start"/>
      <style:text-properties fo:font-size="16pt" style:font-size-asian="16pt" style:font-size-complex="16pt"/>
    </style:style>
    <style:style style:name="P6" style:parent-style-name="Studys" style:family="paragraph">
      <style:paragraph-properties fo:text-align="start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7" style:parent-style-name="Studys" style:family="paragraph">
      <style:paragraph-properties fo:text-align="center"/>
      <style:text-properties fo:font-size="14pt" style:font-size-asian="14pt" style:font-size-complex="14pt"/>
    </style:style>
    <style:style style:name="P8" style:parent-style-name="Studys" style:family="paragraph">
      <style:paragraph-properties fo:text-align="center"/>
      <style:text-properties fo:font-size="14pt" style:font-size-asian="14pt" style:font-size-complex="14pt"/>
    </style:style>
    <style:style style:name="P9" style:parent-style-name="Studys" style:family="paragraph">
      <style:paragraph-properties fo:text-align="start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0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1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2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3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4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5" style:parent-style-name="Studys" style:family="paragraph">
      <style:paragraph-properties fo:text-align="start" fo:line-height="100%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6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7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8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9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0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1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2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3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4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5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6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7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8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29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30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31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32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33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34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35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36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37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38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39" style:parent-style-name="Studys" style:family="paragraph">
      <style:paragraph-properties fo:text-align="start" fo:line-height="100%"/>
    </style:style>
    <style:style style:name="T40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41" style:parent-style-name="Policepardéfaut" style:family="text">
      <style:text-properties style:font-name="Cambria Math" fo:font-size="14pt" style:font-size-asian="14pt" style:font-size-complex="14pt"/>
    </style:style>
    <style:style style:name="T42" style:parent-style-name="Policepardéfaut" style:family="text">
      <style:text-properties style:font-name="Cambria Math" fo:font-size="14pt" style:font-size-asian="14pt" style:font-size-complex="14pt"/>
    </style:style>
    <style:style style:name="P43" style:parent-style-name="Studys" style:family="paragraph">
      <style:paragraph-properties fo:text-align="start" fo:line-height="100%">
        <style:tab-stops>
          <style:tab-stop style:type="left" style:position="4.7569in"/>
        </style:tab-stops>
      </style:paragraph-properties>
    </style:style>
    <style:style style:name="T44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style:font-name="Cambria Math" fo:font-size="14pt" style:font-size-asian="14pt" style:font-size-complex="14pt"/>
    </style:style>
    <style:style style:name="T46" style:parent-style-name="Policepardéfaut" style:family="text">
      <style:text-properties style:font-name="Cambria Math" fo:font-size="14pt" style:font-size-asian="14pt" style:font-size-complex="14pt"/>
    </style:style>
    <style:style style:name="P47" style:parent-style-name="Studys" style:family="paragraph">
      <style:paragraph-properties fo:text-align="start" fo:line-height="100%"/>
    </style:style>
    <style:style style:name="T48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style:font-name="Cambria Math" fo:font-size="14pt" style:font-size-asian="14pt" style:font-size-complex="14pt"/>
    </style:style>
    <style:style style:name="P51" style:parent-style-name="Studys" style:family="paragraph">
      <style:paragraph-properties fo:text-align="start" fo:line-height="100%"/>
    </style:style>
    <style:style style:name="T52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style:font-name="Cambria Math" fo:font-size="14pt" style:font-size-asian="14pt" style:font-size-complex="14pt"/>
    </style:style>
    <style:style style:name="T54" style:parent-style-name="Policepardéfaut" style:family="text">
      <style:text-properties style:font-name="Cambria Math" fo:font-size="14pt" style:font-size-asian="14pt" style:font-size-complex="14pt"/>
    </style:style>
    <style:style style:name="T55" style:parent-style-name="Policepardéfaut" style:family="text">
      <style:text-properties style:font-name="Cambria Math" fo:font-size="14pt" style:font-size-asian="14pt" style:font-size-complex="14pt"/>
    </style:style>
    <style:style style:name="P56" style:parent-style-name="Studys" style:family="paragraph">
      <style:paragraph-properties fo:text-align="start" fo:line-height="100%"/>
    </style:style>
    <style:style style:name="T57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style:font-name="Cambria Math" fo:font-size="14pt" style:font-size-asian="14pt" style:font-size-complex="14pt"/>
    </style:style>
    <style:style style:name="P59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udys" style:family="paragraph">
      <style:paragraph-properties fo:text-align="start" fo:line-height="100%"/>
    </style:style>
    <style:style style:name="T61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style:font-name="Cambria Math" fo:font-size="14pt" style:font-size-asian="14pt" style:font-size-complex="14pt"/>
    </style:style>
    <style:style style:name="P63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64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65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66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67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68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69" style:parent-style-name="Studys" style:family="paragraph">
      <style:paragraph-properties fo:text-align="start" fo:line-height="100%"/>
    </style:style>
    <style:style style:name="T70" style:parent-style-name="Policepardéfaut" style:family="text"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T71" style:parent-style-name="Policepardéfaut" style:family="text">
      <style:text-properties style:font-name="Cambria Math" fo:font-size="14pt" style:font-size-asian="14pt" style:font-size-complex="14pt"/>
    </style:style>
    <style:style style:name="P72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73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74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75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76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77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79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80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81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82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83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84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85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86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87" style:parent-style-name="Titre1" style:family="paragraph">
      <style:paragraph-properties style:vertical-align="baseline" fo:margin-top="0in" fo:margin-bottom="0in" fo:background-color="#FFFFFF"/>
    </style:style>
    <style:style style:name="T88" style:parent-style-name="Policepardéfaut" style:family="text">
      <style:text-properties style:font-name="Cambria Math" fo:font-size="14pt" style:font-size-asian="14pt" style:font-size-complex="14pt"/>
    </style:style>
    <style:style style:name="T89" style:parent-style-name="Policepardéfaut" style:family="text">
      <style:text-properties style:font-name="Cambria Math" fo:font-size="14pt" style:font-size-asian="14pt" style:font-size-complex="14pt"/>
    </style:style>
    <style:style style:name="T90" style:parent-style-name="Policepardéfaut" style:family="text">
      <style:text-properties style:font-name="Cambria Math" fo:font-weight="normal" style:font-weight-asian="normal" style:font-weight-complex="normal" fo:color="#333333" fo:font-size="14pt" style:font-size-asian="14pt" style:font-size-complex="14pt"/>
    </style:style>
    <style:style style:name="T91" style:parent-style-name="Policepardéfaut" style:family="text">
      <style:text-properties fo:font-weight="normal" style:font-weight-asian="normal" style:font-weight-complex="normal" fo:color="#333333" fo:font-size="14pt" style:font-size-asian="14pt" style:font-size-complex="14pt"/>
    </style:style>
    <style:style style:name="P92" style:parent-style-name="Titre1" style:family="paragraph">
      <style:paragraph-properties style:vertical-align="baseline" fo:margin-top="0in" fo:margin-bottom="0in" fo:background-color="#FFFFFF"/>
      <style:text-properties fo:font-weight="normal" style:font-weight-asian="normal" style:font-weight-complex="normal" fo:color="#333333" fo:font-size="14pt" style:font-size-asian="14pt" style:font-size-complex="14pt"/>
    </style:style>
    <style:style style:name="P93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94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95" style:parent-style-name="Studys" style:family="paragraph">
      <style:paragraph-properties fo:text-align="start" fo:line-height="100%"/>
      <style:text-properties style:font-name="Cambria Math" fo:font-size="14pt" style:font-size-asian="14pt" style:font-size-complex="14pt"/>
    </style:style>
    <style:style style:name="P96" style:parent-style-name="Studys" style:family="paragraph">
      <style:paragraph-properties fo:text-align="start" fo:line-height="100%"/>
    </style:style>
    <style:style style:name="T97" style:parent-style-name="Policepardéfaut" style:family="text"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98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top="0.0694in" fo:margin-bottom="0.0694in" fo:line-height="100%" fo:background-color="#FFFFFF"/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100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101" style:parent-style-name="Normal" style:family="paragraph">
      <style:paragraph-properties fo:margin-top="0.0694in" fo:margin-bottom="0.0694in" fo:line-height="100%" fo:margin-left="0.5in" fo:background-color="#FFFFFF">
        <style:tab-stops/>
      </style:paragraph-properties>
      <style:text-properties style:font-name="Arial" style:font-name-asian="Times New Roman" style:font-name-complex="Arial" fo:color="#333333" fo:font-size="14pt" style:font-size-asian="14pt" style:font-size-complex="14pt" style:language-asian="fr" style:country-asian="FR"/>
    </style:style>
    <style:style style:name="P102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03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04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05" style:parent-style-name="Studys" style:family="paragraph">
      <style:paragraph-properties fo:text-align="start" fo:line-height="100%"/>
      <style:text-properties style:font-name="Cambria Math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06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07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08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09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10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11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12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13" style:parent-style-name="Studys" style:family="paragraph">
      <style:paragraph-properties fo:text-align="start" fo:line-height="100%"/>
      <style:text-properties fo:font-size="14pt" style:font-size-asian="14pt" style:font-size-complex="14pt"/>
    </style:style>
    <style:style style:name="P114" style:parent-style-name="Studys" style:family="paragraph">
      <style:paragraph-properties fo:text-align="center"/>
      <style:text-properties fo:font-size="14pt" style:font-size-asian="14pt" style:font-size-complex="14pt"/>
    </style:style>
    <style:style style:name="P115" style:parent-style-name="Studys" style:family="paragraph">
      <style:paragraph-properties fo:text-align="start"/>
      <style:text-properties fo:font-size="16pt" style:font-size-asian="16pt" style:font-size-complex="16pt"/>
    </style:style>
  </office:automatic-styles>
  <office:body>
    <office:text text:use-soft-page-breaks="true">
      <text:p text:style-name="P1">Maison connecté</text:p>
      <text:p text:style-name="P2">Introduction :</text:p>
      <text:p text:style-name="P3">Définition de la maison connecté : Habitation dont les différents éléments sont pilotables à distance depuis des applications mobiles. Internet, les objets connectés et la domotique forme la maison connectée.</text:p>
      <text:p text:style-name="P4">Tendance : les maisons connectées se multiplient de plus en plus en ce moment, c’est même un rêve pour certain, c’est une représentation du futur.</text:p>
      <text:p text:style-name="P5"/>
      <text:p text:style-name="P6">Problématique :</text:p>
      <text:p text:style-name="P7">Est-ce que la maison intelligente représente le futur ?</text:p>
      <text:p text:style-name="P8"/>
      <text:p text:style-name="P9">Sommaire :</text:p>
      <text:p text:style-name="P10">-Définition (explication des différents nouveaux termes abordé dans ce sujet)</text:p>
      <text:p text:style-name="P11">-Fonctionnement (comment la maison connectée fonctionne)</text:p>
      <text:p text:style-name="P12">-Objets<text:s/>connecté (les différents objets qu’on peut ajouter à la maison)</text:p>
      <text:p text:style-name="P13">-Avantages et inconvénients (par rapport à une maison normale)</text:p>
      <text:p text:style-name="P14"/>
      <text:p text:style-name="P15"/>
      <text:p text:style-name="P16">Définitions :</text:p>
      <text:p text:style-name="P17"/>
      <text:p text:style-name="P18">Les objets connectés : C’est une « version amélioré » d’un appareil électronique qui échange des données avec un dispositif distant comme un smartphone.</text:p>
      <text:p text:style-name="P19"/>
      <text:p text:style-name="P20">Internet : C’est un réseau de réseaux d’ordinateurs interconnecté entre eux ce qui permet la communication. C’est rendu possible grâce à un protocole de communication appelé IP.</text:p>
      <text:p text:style-name="P21"/>
      <text:p text:style-name="P22">Domotiques : C’est un ensemble de technique et de technologie qui centralisent le contrôle des objets connectés.</text:p>
      <text:p text:style-name="P23"/>
      <text:p text:style-name="P24">Fonctionnement d’une maison connecté :</text:p>
      <text:p text:style-name="P25"/>
      <text:p text:style-name="P26">Les appareils peuvent communiquer par câbles (réseaux filaires) ou sans câbles (wi-fi) entre eux ou avec un système de commande centrale automatisé.</text:p>
      <text:p text:style-name="P27">Exemple : A 20h tous les volets se ferment</text:p>
      <text:p text:style-name="P28"/>
      <text:p text:style-name="P29">Le tout peut être contrôlé par smartphone :<text:s/></text:p>
      <text:list text:style-name="LFO1" text:continue-numbering="true">
        <text:list-item>
          <text:p text:style-name="P30">Soit<text:s/>vous contrôlez chaque appareil séparément ;</text:p>
        </text:list-item>
        <text:list-item>
          <text:p text:style-name="P31">Soit<text:s/>vous contrôlez plusieurs appareils via une application dédiée ;</text:p>
        </text:list-item>
        <text:list-item>
          <text:p text:style-name="P32">Soit vous contrôlez plusieurs appareils via une box wifi centrale, que vous pouvez ensuite piloter depuis votre smartphone.</text:p>
        </text:list-item>
      </text:list>
      <text:p text:style-name="P33"/>
      <text:p text:style-name="P34"/>
      <text:soft-page-break/>
      <text:p text:style-name="P35">Objets connectés :</text:p>
      <text:p text:style-name="P36"/>
      <text:p text:style-name="P37">Ils existent différents types d’objets connectés qui ont des usages nombreux et variés. Certain servent à faire des économies comme sur l’énergie, le chauffage ou encore pour la sécurité.</text:p>
      <text:p text:style-name="P38">Voici une liste d’objets connectés :<text:s/></text:p>
      <text:p text:style-name="P39"><text:span text:style-name="T40">Chauffage :</text:span><text:span text:style-name="T41"><text:s/>Chauffage</text:span><text:span text:style-name="T42">, radiateur, thermostat, ventilation <text:s text:c="85"/></text:span></text:p>
      <text:p text:style-name="P43"><text:span text:style-name="T44">éclairages :</text:span><text:span text:style-name="T45"><text:s/></text:span><text:span text:style-name="T46">Ampoule, éclairage extérieur</text:span></text:p>
      <text:p text:style-name="P47"><text:span text:style-name="T48">Electroménager</text:span><text:span text:style-name="T49"> :<text:s/></text:span><text:span text:style-name="T50">Aspirateur, frigo,<text:s/></text:span></text:p>
      <text:p text:style-name="P51"><text:span text:style-name="T52">Sécurité :</text:span><text:span text:style-name="T53"><text:s/>système d’a</text:span><text:span text:style-name="T54">larme</text:span><text:span text:style-name="T55">, serrure<text:s/></text:span></text:p>
      <text:p text:style-name="P56"><text:span text:style-name="T57">Fenêtre, portail et volet :</text:span><text:span text:style-name="T58"><text:s/>Volet, portail, fenêtre, porte de garage</text:span></text:p>
      <text:p text:style-name="P59">Jardin et piscine</text:p>
      <text:p text:style-name="P60"><text:span text:style-name="T61">Autre :</text:span><text:span text:style-name="T62"><text:s/>télévision, balance, réveil, lit, home cinéma<text:s/></text:span></text:p>
      <text:p text:style-name="P63"/>
      <text:p text:style-name="P64"/>
      <text:p text:style-name="P65">Avantage et inconvénient :</text:p>
      <text:p text:style-name="P66"/>
      <text:p text:style-name="P67">Une maison intelligente possède de nombreux avantages mais également de nombreux inconvénients. Cela<text:s/>dépend<text:s/>avant tous de la personne car certain avantages et inconvénients ne n’en sont pas suivant les personnes.</text:p>
      <text:p text:style-name="P68"/>
      <text:p text:style-name="P69"><text:span text:style-name="T70">Avantages :</text:span><text:span text:style-name="T71"><text:s/></text:span></text:p>
      <text:p text:style-name="P72">-C’est un gros gain de temps pour les taches répétitives tels qu’ouvrir les volets ou les fermer.</text:p>
      <text:p text:style-name="P73">-Ça permet de faire des économies d’énergies en profitant des heures creuses, limiter les dépenses tel que la factures d’electricité.</text:p>
      <text:p text:style-name="P74">-ça rends l’habitat sécurisé avec la détection de fumée ou avec l’utilisation d’un dispositif de surveillance ou d’alarme.</text:p>
      <text:soft-page-break/>
      <text:p text:style-name="P75">-une aide au maintient à domicile grâce à l’automatisation de certaine tâche ou encore grâce à la téléassistance.</text:p>
      <text:p text:style-name="P76"/>
      <text:p text:style-name="P77">Inconvénient :</text:p>
      <text:p text:style-name="P78"/>
      <text:p text:style-name="P79">-C’est une solution couteuse</text:p>
      <text:p text:style-name="P80">-Il peut y avoir des problèmes de connexion ou interférence entre les différents appareils de la maison</text:p>
      <text:p text:style-name="P81">-Des incompatibilité entre certaine marque d’objets connectées<text:s/></text:p>
      <text:p text:style-name="P82">-Un risque de cyberattaque sur la maison connectée<text:s/></text:p>
      <text:p text:style-name="P83">-La vie privé qui est moins protégé</text:p>
      <text:p text:style-name="P84"/>
      <text:p text:style-name="P85">Conclusion :</text:p>
      <text:p text:style-name="P86"/>
      <text:h text:style-name="P87" text:outline-level="1"><text:span text:style-name="T88">Les maisons connectées<text:s/></text:span><text:span text:style-name="T89">sont déjà présente parmi nous mais ne feront qu’évoluer durant les années à venir. C’est un marché en plaine expansion et ayant de plus en plus de client. Le principal leader est<text:s/></text:span><text:span text:style-name="T90">Somfy</text:span><text:span text:style-name="T91"><text:s/></text:span></text:h>
      <text:h text:style-name="P92" text:outline-level="1"/>
      <text:p text:style-name="P93"/>
      <text:p text:style-name="P94"/>
      <text:p text:style-name="P95"/>
      <text:p text:style-name="P96"><text:span text:style-name="T97"><text:s text:c="109"/>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20pt" style:font-size-asian="20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20pt" style:font-size-asian="20pt"/>
    </style:style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éo Richert</meta:initial-creator>
    <dc:creator>Matéo Richert</dc:creator>
    <meta:creation-date>2023-02-08T12:29:00Z</meta:creation-date>
    <dc:date>2023-02-08T13:25:00Z</dc:date>
    <meta:template xlink:href="Normal" xlink:type="simple"/>
    <meta:editing-cycles>1</meta:editing-cycles>
    <meta:editing-duration>PT3360S</meta:editing-duration>
    <meta:document-statistic meta:page-count="5" meta:paragraph-count="7" meta:word-count="578" meta:character-count="3754" meta:row-count="26" meta:non-whitespace-character-count="3183"/>
  </office:meta>
</office:document-meta>
</file>